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800" officeooo:paragraph-rsid="00120800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291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. Which field of customers table is the primary key?</text:p>
      <text:p text:style-name="P1">Ans – Cnum field is primary key of customers table.</text:p>
      <text:p text:style-name="P1"/>
      <text:p text:style-name="P1">2. What is the 4<text:span text:style-name="T1">th</text:span> column of the customers table?</text:p>
      <text:p text:style-name="P1">Ans- <text:s/>Rating <text:s/>is the 4<text:span text:style-name="T1">th</text:span> column of the customers table.</text:p>
      <text:p text:style-name="P1"/>
      <text:p text:style-name="P1">3. What is another word for row? For column?</text:p>
      <text:p text:style-name="P1">Ans- For row = Tuple, Entity</text:p>
      <text:p text:style-name="P1"><text:s text:c="9"/>For column = Attributes</text:p>
      <text:p text:style-name="P1"/>
      <text:p text:style-name="P1">4.Why isnt it possible to see the first five rows of table?</text:p>
      <text:p text:style-name="P1">Ans- In database hardisk rows are scattered , <text:span text:style-name="T3">selection of row depends upon addres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47:44.877432249</meta:creation-date>
    <dc:date>2023-09-11T22:00:21.205354937</dc:date>
    <meta:editing-duration>PT2M26S</meta:editing-duration>
    <meta:editing-cycles>1</meta:editing-cycles>
    <meta:document-statistic meta:table-count="0" meta:image-count="0" meta:object-count="0" meta:page-count="1" meta:paragraph-count="9" meta:word-count="84" meta:character-count="455" meta:non-whitespace-character-count="368"/>
    <meta:generator>LibreOffice/7.3.5.2$Linux_X86_64 LibreOffice_project/30$Build-2</meta:generator>
  </office:meta>
</office:document-meta>
</file>